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-0.057cm, 5.741cm, 1.924cm, 3.98cm)" draw:image-opacity="100%" style:mirror="none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771cm, 25.768cm, 12.625cm, 3.879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771cm, 24.918cm, 1.436cm, 3.879cm)" draw:image-opacity="100%" style:mirror="none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691cm, 3.612cm, 18.762cm, 3.473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2.753cm, 1.435cm, 2.566cm)" draw:image-opacity="100%" style:mirror="none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154cm, 4.801cm, 0.436cm, 4.209cm)" draw:image-opacity="100%" style:mirror="none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3.375cm, 0cm, 3.411cm)" draw:image-opacity="100%" style:mirror="none"/>
    </style:style>
    <style:style style:name="pr1" style:family="presentation" style:parent-style-name="Standard-title">
      <style:graphic-properties fo:min-height="2.379cm"/>
    </style:style>
    <style:style style:name="pr2" style:family="presentation" style:parent-style-name="Standard-subtitle">
      <style:graphic-properties draw:fill-color="#ffffff" fo:min-height="2.15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6.547cm" style:use-optimal-column-width="false"/>
    </style:style>
    <style:style style:name="co2" style:family="table-column">
      <style:table-column-properties style:column-width="6.559cm" style:use-optimal-column-width="false"/>
    </style:style>
    <style:style style:name="co3" style:family="table-column">
      <style:table-column-properties style:column-width="5.237cm" style:use-optimal-column-width="false"/>
    </style:style>
    <style:style style:name="co4" style:family="table-column">
      <style:table-column-properties style:column-width="5.255cm" style:use-optimal-column-width="false"/>
    </style:style>
    <style:style style:name="co5" style:family="table-column">
      <style:table-column-properties style:column-width="5.251cm" style:use-optimal-column-width="false"/>
    </style:style>
    <style:style style:name="co6" style:family="table-column">
      <style:table-column-properties style:column-width="5.239cm" style:use-optimal-column-width="false"/>
    </style:style>
    <style:style style:name="co7" style:family="table-column">
      <style:table-column-properties style:column-width="5.24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2.006cm"/>
    </style:style>
    <style:style style:name="ro4" style:family="table-row">
      <style:table-row-properties style:row-height="1.6cm"/>
    </style:style>
    <style:style style:name="ro5" style:family="table-row">
      <style:table-row-properties style:row-height="1.605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start"/>
    </style:style>
    <style:style style:name="ce3" style:family="table-cell">
      <loext:graphic-properties draw:textarea-vertical-align="middle"/>
      <style:paragraph-properties fo:text-align="center">
        <style:tab-stops/>
      </style:paragraph-properties>
    </style:style>
    <style:style style:name="ce4" style:family="table-cell">
      <loext:graphic-properties draw:textarea-vertical-align="middle"/>
      <style:paragraph-properties fo:text-align="start">
        <style:tab-stops/>
      </style:paragraph-properties>
    </style:style>
    <style:style style:name="ce5" style:family="table-cell">
      <loext:graphic-properties draw:textarea-vertical-align="middle"/>
      <style:paragraph-properties fo:text-align="center"/>
      <style:text-properties fo:color="#ed1c24" fo:font-size="18pt" style:font-size-asian="18pt" style:font-size-complex="18pt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2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-color="#ffffff"/>
      <style:paragraph-properties fo:text-align="start">
        <style:tab-stops/>
      </style:paragraph-properties>
      <style:text-properties fo:font-size="38.5999984741211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28pt" style:font-size-asian="28pt" style:font-size-complex="28pt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color="#ed1c24" fo:font-size="18pt" style:font-size-asian="18pt" style:font-size-complex="18pt"/>
    </style:style>
    <style:style style:name="T1" style:family="text">
      <style:text-properties fo:font-size="32pt"/>
    </style:style>
    <style:style style:name="T2" style:family="text">
      <style:text-properties fo:font-size="28pt"/>
    </style:style>
    <style:style style:name="T3" style:family="text">
      <style:text-properties style:text-position="super 58%" fo:font-size="28pt"/>
    </style:style>
    <style:style style:name="T4" style:family="text">
      <style:text-properties fo:font-size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text-position="super 58%" fo:font-size="28pt" style:font-size-asian="28pt" style:font-size-complex="28pt"/>
    </style:style>
    <style:style style:name="T8" style:family="text">
      <style:text-properties fo:color="#ed1c24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1cm" presentation:class="title" presentation:user-transformed="true">
          <draw:text-box>
            <text:p><text:span text:style-name="T1">Projet 4 - Analysez les ventes de votre entreprise</text:span></text:p>
          </draw:text-box>
        </draw:frame>
        <draw:frame presentation:style-name="pr2" draw:text-style-name="P2" draw:layer="layout" svg:width="24.929cm" svg:height="2.155cm" svg:x="2.385cm" svg:y="3.2cm" presentation:class="subtitle" presentation:user-transformed="true">
          <draw:text-box>
            <text:p xml:id="id1" text:id="id1"><text:span text:style-name="T2">1</text:span><text:span text:style-name="T3">er</text:span><text:span text:style-name="T2"> Partie – Nettoyage</text:span></text:p>
          </draw:text-box>
        </draw:frame>
        <draw:frame draw:style-name="standard" xml:id="id3" draw:id="id3" draw:layer="layout" svg:width="26.199cm" svg:height="7.998cm" svg:x="1.751cm" svg:y="8.3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Tableau csv</text:span></text:p>
              </table:table-cell>
              <table:table-cell>
                <text:p text:style-name="P3"><text:span text:style-name="T4">Nombre de lignes</text:span></text:p>
              </table:table-cell>
              <table:table-cell>
                <text:p text:style-name="P3"><text:span text:style-name="T4">Valeurs Null</text:span></text:p>
              </table:table-cell>
              <table:table-cell>
                <text:p text:style-name="P3"><text:span text:style-name="T4">Commentaires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Customers</text:span></text:p>
              </table:table-cell>
              <table:table-cell>
                <text:p text:style-name="P3"><text:span text:style-name="T4">8 623</text:span></text:p>
              </table:table-cell>
              <table:table-cell>
                <text:p text:style-name="P3"><text:span text:style-name="T4">Aucune</text:span></text:p>
              </table:table-cell>
              <table:table-cell>
                <text:p text:style-name="P3"><text:span text:style-name="T4">Beaucoup de clients nés en 2004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Products</text:span></text:p>
              </table:table-cell>
              <table:table-cell>
                <text:p text:style-name="P3"><text:span text:style-name="T4">3 287</text:span></text:p>
              </table:table-cell>
              <table:table-cell>
                <text:p text:style-name="P3"><text:span text:style-name="T4">Aucune</text:span></text:p>
              </table:table-cell>
              <table:table-cell>
                <text:p text:style-name="P3"><text:span text:style-name="T4">Prix à ‘-1’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4">Transactions</text:span></text:p>
              </table:table-cell>
              <table:table-cell>
                <text:p text:style-name="P3"><text:span text:style-name="T4">337 016</text:span></text:p>
              </table:table-cell>
              <table:table-cell>
                <text:p text:style-name="P3"><text:span text:style-name="T4">Aucune</text:span></text:p>
              </table:table-cell>
              <table:table-cell>
                <text:p text:style-name="P3"><text:span text:style-name="T4">Date avec le mot Tes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" draw:text-style-name="P6" draw:layer="layout" svg:width="26cm" svg:height="2.155cm" svg:x="1.8cm" svg:y="5.445cm">
          <draw:text-box>
            <text:p xml:id="id2" text:id="id2" text:style-name="P5"><text:span text:style-name="T5">Visualisation des données</text:span></text:p>
          </draw:text-box>
        </draw:frame>
        <draw:frame draw:style-name="gr1" draw:text-style-name="P8" draw:layer="layout" svg:width="26.2cm" svg:height="1.673cm" svg:x="1.8cm" svg:y="17.238cm">
          <draw:text-box>
            <text:list text:style-name="L3">
              <text:list-item>
                <text:p text:style-name="P7">Aucun valeur manquante mais des tests ont été effectués sur la base de données principa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1cm" presentation:class="title" presentation:user-transformed="true">
          <draw:text-box>
            <text:p><text:span text:style-name="T1">Projet 4 - Analysez les ventes de votre entreprise</text:span></text:p>
          </draw:text-box>
        </draw:frame>
        <draw:frame presentation:style-name="pr2" draw:text-style-name="P10" draw:layer="layout" svg:width="24.929cm" svg:height="2.155cm" svg:x="2.385cm" svg:y="3.2cm" presentation:class="subtitle" presentation:user-transformed="true">
          <draw:text-box>
            <text:p><text:span text:style-name="T6">1</text:span><text:span text:style-name="T7">er</text:span><text:span text:style-name="T6"> Partie – Nettoyage</text:span></text:p>
          </draw:text-box>
        </draw:frame>
        <draw:frame presentation:style-name="pr2" draw:text-style-name="P6" draw:layer="layout" svg:width="26cm" svg:height="2.155cm" svg:x="1.8cm" svg:y="5.445cm">
          <draw:text-box>
            <text:p text:style-name="P5"><text:span text:style-name="T5">Visualisation des données</text:span></text:p>
          </draw:text-box>
        </draw:frame>
        <draw:frame draw:style-name="gr3" draw:text-style-name="P8" draw:layer="layout" svg:width="26.2cm" svg:height="1.673cm" svg:x="1.8cm" svg:y="17.238cm">
          <draw:text-box>
            <text:list text:style-name="L3">
              <text:list-item>
                <text:p text:style-name="P7">200 test ont été effectué avec 1 produit - t_0, une session - s_0, et deux clients ct_1 et ct_2</text:p>
              </text:list-item>
            </text:list>
          </draw:text-box>
        </draw:frame>
        <draw:frame draw:style-name="standard" draw:layer="layout" svg:width="26.202cm" svg:height="8.002cm" svg:x="1.75cm" svg:y="8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>
                <text:p text:style-name="P5"><text:span text:style-name="T4">Tableau csv</text:span></text:p>
              </table:table-cell>
              <table:table-cell>
                <text:p text:style-name="P5"><text:span text:style-name="T4">id_product</text:span></text:p>
              </table:table-cell>
              <table:table-cell>
                <text:p text:style-name="P5"><text:span text:style-name="T4">session_id</text:span></text:p>
              </table:table-cell>
              <table:table-cell>
                <text:p text:style-name="P5"><text:span text:style-name="T4">client_id</text:span></text:p>
              </table:table-cell>
              <table:table-cell>
                <text:p text:style-name="P5">Nombre d’individus</text:p>
              </table:table-cell>
            </table:table-row>
            <table:table-row table:style-name="ro1" table:default-cell-style-name="ce3">
              <table:table-cell table:style-name="ce4">
                <text:p text:style-name="P11"><text:span text:style-name="T4">Customers</text:span></text:p>
              </table:table-cell>
              <table:table-cell>
                <text:p text:style-name="P5">-</text:p>
              </table:table-cell>
              <table:table-cell>
                <text:p text:style-name="P5">-</text:p>
              </table:table-cell>
              <table:table-cell>
                <text:p text:style-name="P5">ct_0</text:p>
                <text:p text:style-name="P5">ct_1</text:p>
              </table:table-cell>
              <table:table-cell>
                <text:p text:style-name="P5">2</text:p>
              </table:table-cell>
            </table:table-row>
            <table:table-row table:style-name="ro1" table:default-cell-style-name="ce3">
              <table:table-cell table:style-name="ce4">
                <text:p text:style-name="P11"><text:span text:style-name="T4">Products</text:span></text:p>
              </table:table-cell>
              <table:table-cell>
                <text:p text:style-name="P5">t_0</text:p>
              </table:table-cell>
              <table:table-cell>
                <text:p text:style-name="P5">-</text:p>
              </table:table-cell>
              <table:table-cell>
                <text:p text:style-name="P5">-</text:p>
              </table:table-cell>
              <table:table-cell>
                <text:p text:style-name="P5">1</text:p>
              </table:table-cell>
            </table:table-row>
            <table:table-row table:style-name="ro3" table:default-cell-style-name="ce3">
              <table:table-cell table:style-name="ce4">
                <text:p text:style-name="P11"><text:span text:style-name="T4">Transactions</text:span></text:p>
              </table:table-cell>
              <table:table-cell>
                <text:p text:style-name="P5">t_0</text:p>
              </table:table-cell>
              <table:table-cell>
                <text:p text:style-name="P5">s_0</text:p>
              </table:table-cell>
              <table:table-cell>
                <text:p text:style-name="P5">ct_0</text:p>
                <text:p text:style-name="P5">ct_1</text:p>
              </table:table-cell>
              <table:table-cell>
                <text:p text:style-name="P5">20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standard" xml:id="id5" draw:id="id5" draw:layer="layout" svg:width="26.199cm" svg:height="7.998cm" svg:x="1.75cm" svg:y="8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Catégorie</text:span></text:p>
              </table:table-cell>
              <table:table-cell>
                <text:p text:style-name="P3"><text:span text:style-name="T4">Septembre</text:span></text:p>
              </table:table-cell>
              <table:table-cell>
                <text:p text:style-name="P3"><text:span text:style-name="T4">Octobre</text:span></text:p>
              </table:table-cell>
              <table:table-cell>
                <text:p text:style-name="P3"><text:span text:style-name="T4">Novembre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Categ 0</text:span></text:p>
              </table:table-cell>
              <table:table-cell>
                <text:p text:style-name="P3"><text:span text:style-name="T4">23 112</text:span></text:p>
              </table:table-cell>
              <table:table-cell>
                <text:p text:style-name="P3"><text:span text:style-name="T4">18 751</text:span></text:p>
              </table:table-cell>
              <table:table-cell>
                <text:p text:style-name="P3"><text:span text:style-name="T4">14 578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Categ 1</text:span></text:p>
              </table:table-cell>
              <table:table-cell>
                <text:p text:style-name="P3"><text:span text:style-name="T4">9 268</text:span></text:p>
              </table:table-cell>
              <table:table-cell>
                <text:p text:style-name="P3"><text:span text:style-name="T4">1 666</text:span></text:p>
              </table:table-cell>
              <table:table-cell>
                <text:p text:style-name="P3"><text:span text:style-name="T4">12 316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4">Categ 2</text:span></text:p>
              </table:table-cell>
              <table:table-cell>
                <text:p text:style-name="P3"><text:span text:style-name="T4">874</text:span></text:p>
              </table:table-cell>
              <table:table-cell>
                <text:p text:style-name="P3"><text:span text:style-name="T4">1 160</text:span></text:p>
              </table:table-cell>
              <table:table-cell>
                <text:p text:style-name="P3"><text:span text:style-name="T4">1 37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2" xml:id="id4" draw:id="id4" draw:layer="layout" svg:width="20.599cm" svg:height="11.799cm" svg:x="4.8cm" svg:y="8.3cm">
          <draw:image xlink:href="../pictures/vente_octobre.png" xlink:type="simple" xlink:show="embed" xlink:actuate="onLoad">
            <text:p/>
          </draw:image>
        </draw:frame>
        <draw:frame presentation:style-name="pr1" draw:text-style-name="P1" draw:layer="layout" svg:width="24.929cm" svg:height="2.379cm" svg:x="2.386cm" svg:y="0.822cm" presentation:class="title" presentation:user-transformed="true">
          <draw:text-box>
            <text:p><text:span text:style-name="T1">Projet 4 - Analysez les ventes de votre entreprise</text:span></text:p>
          </draw:text-box>
        </draw:frame>
        <draw:frame presentation:style-name="pr2" draw:text-style-name="P10" draw:layer="layout" svg:width="24.929cm" svg:height="2.155cm" svg:x="2.386cm" svg:y="3.201cm">
          <draw:text-box>
            <text:p><text:span text:style-name="T6">1</text:span><text:span text:style-name="T7">er</text:span><text:span text:style-name="T6"> Partie – Nettoyage</text:span></text:p>
          </draw:text-box>
        </draw:frame>
        <draw:frame presentation:style-name="pr2" draw:text-style-name="P6" draw:layer="layout" svg:width="26cm" svg:height="2.155cm" svg:x="1.8cm" svg:y="5.446cm">
          <draw:text-box>
            <text:p text:style-name="P5"><text:span text:style-name="T5">Visualisation des ventes en Octobre – 2/10/21 au 26/10/21</text:span></text:p>
          </draw:text-box>
        </draw:frame>
        <draw:frame draw:style-name="gr5" draw:text-style-name="P8" draw:layer="layout" svg:width="26.2cm" svg:height="1.673cm" svg:x="1.8cm" svg:y="17.239cm">
          <draw:text-box>
            <text:list text:style-name="L3">
              <text:list-item>
                <text:p xml:id="id6" text:id="id6" text:style-name="P7">La variation des ventres de la categ 1 au mois d’Octobre est très importante. Il n’y a aucune vente entre 2 Octobre 2021 et le 26 Octobre 2021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2" draw:text-style-name="P6" draw:layer="layout" svg:width="26cm" svg:height="2.155cm" svg:x="1.8cm" svg:y="5.447cm">
          <draw:text-box>
            <text:p text:style-name="P5"><text:span text:style-name="T5">Création de la Data Frame</text:span></text:p>
          </draw:text-box>
        </draw:frame>
        <draw:frame draw:style-name="standard" draw:layer="layout" svg:width="26.198cm" svg:height="7.998cm" svg:x="1.75cm" svg:y="8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1" table:default-cell-style-name="ce3">
              <table:table-cell>
                <text:p text:style-name="P5"><text:span text:style-name="T4">Colonne</text:span></text:p>
              </table:table-cell>
              <table:table-cell>
                <text:p text:style-name="P5"><text:span text:style-name="T4">Fichier csv</text:span></text:p>
                <text:p text:style-name="P5"><text:span text:style-name="T4">Nombres</text:span></text:p>
              </table:table-cell>
              <table:table-cell>
                <text:p text:style-name="P5"><text:span text:style-name="T4">Data Frame</text:span></text:p>
                <text:p text:style-name="P5"><text:span text:style-name="T4">Nombre</text:span></text:p>
              </table:table-cell>
              <table:table-cell>
                <text:p text:style-name="P5"><text:span text:style-name="T4">Différence</text:span></text:p>
              </table:table-cell>
              <table:table-cell>
                <text:p text:style-name="P5">Commentaires</text:p>
              </table:table-cell>
            </table:table-row>
            <table:table-row table:style-name="ro1" table:default-cell-style-name="ce3">
              <table:table-cell table:style-name="ce4">
                <text:p text:style-name="P11"><text:span text:style-name="T4">Customers</text:span></text:p>
              </table:table-cell>
              <table:table-cell>
                <text:p text:style-name="P5">8 623</text:p>
              </table:table-cell>
              <table:table-cell>
                <text:p text:style-name="P5">8 600</text:p>
              </table:table-cell>
              <table:table-cell>
                <text:p text:style-name="P5">-23</text:p>
              </table:table-cell>
              <table:table-cell>
                <text:p text:style-name="P5">2 tests et 21 non acheteurs</text:p>
              </table:table-cell>
            </table:table-row>
            <table:table-row table:style-name="ro1" table:default-cell-style-name="ce3">
              <table:table-cell table:style-name="ce4">
                <text:p text:style-name="P11"><text:span text:style-name="T4">Products</text:span></text:p>
              </table:table-cell>
              <table:table-cell>
                <text:p text:style-name="P5">3 287</text:p>
              </table:table-cell>
              <table:table-cell>
                <text:p text:style-name="P5">3 264</text:p>
              </table:table-cell>
              <table:table-cell>
                <text:p text:style-name="P5">-23</text:p>
              </table:table-cell>
              <table:table-cell>
                <text:p text:style-name="P5">1 test et 22 non achetés</text:p>
              </table:table-cell>
            </table:table-row>
            <table:table-row table:style-name="ro2" table:default-cell-style-name="ce3">
              <table:table-cell table:style-name="ce4">
                <text:p text:style-name="P11"><text:span text:style-name="T4">Transactions</text:span></text:p>
              </table:table-cell>
              <table:table-cell>
                <text:p text:style-name="P5">337 016</text:p>
              </table:table-cell>
              <table:table-cell>
                <text:p text:style-name="P5">336 713</text:p>
              </table:table-cell>
              <table:table-cell>
                <text:p text:style-name="P5">-303</text:p>
              </table:table-cell>
              <table:table-cell>
                <text:p text:style-name="P5">200 tests et 103 de 0_2245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1" draw:text-style-name="P1" draw:layer="layout" svg:width="24.929cm" svg:height="2.379cm" svg:x="2.386cm" svg:y="0.823cm" presentation:class="title" presentation:user-transformed="true">
          <draw:text-box>
            <text:p><text:span text:style-name="T1">Projet 4 - Analysez les ventes de votre entreprise</text:span></text:p>
          </draw:text-box>
        </draw:frame>
        <draw:frame presentation:style-name="pr2" draw:text-style-name="P10" draw:layer="layout" svg:width="24.929cm" svg:height="2.155cm" svg:x="2.386cm" svg:y="3.202cm">
          <draw:text-box>
            <text:p><text:span text:style-name="T6">1</text:span><text:span text:style-name="T7">er</text:span><text:span text:style-name="T6"> Partie – Nettoyage</text:span></text:p>
          </draw:text-box>
        </draw:frame>
        <draw:frame draw:style-name="gr6" draw:text-style-name="P8" draw:layer="layout" svg:width="26.2cm" svg:height="1.673cm" svg:x="1.8cm" svg:y="17.239cm">
          <draw:text-box>
            <text:list text:style-name="L3">
              <text:list-item>
                <text:p text:style-name="P7">Il existe un produit dans le fichier Transactions qui n’est pas référencé dans le le fichier Products : 0_2245 avec 103 transactions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2" draw:text-style-name="P6" draw:layer="layout" svg:width="26cm" svg:height="2.155cm" svg:x="1.8cm" svg:y="7.845cm">
          <draw:text-box>
            <text:p text:style-name="P5"><text:span text:style-name="T5">L’age</text:span></text:p>
          </draw:text-box>
        </draw:frame>
        <draw:frame draw:style-name="standard" xml:id="id9" draw:id="id9" draw:layer="layout" svg:width="26.199cm" svg:height="7.998cm" svg:x="1.75cm" svg:y="8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Age</text:span></text:p>
              </table:table-cell>
              <table:table-cell>
                <text:p text:style-name="P3"><text:span text:style-name="T4">Catégorie</text:span></text:p>
              </table:table-cell>
              <table:table-cell>
                <text:p text:style-name="P3"><text:span text:style-name="T4">Nombre</text:span></text:p>
              </table:table-cell>
              <table:table-cell>
                <text:p text:style-name="P3"><text:span text:style-name="T4">Pourcentage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18 à 30 ans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0 699</text:span></text:p>
              </table:table-cell>
              <table:table-cell>
                <text:p text:style-name="P3"><text:span text:style-name="T4">13,31 %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31 à 59 ans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07 953</text:span></text:p>
              </table:table-cell>
              <table:table-cell>
                <text:p text:style-name="P3"><text:span text:style-name="T4">69.41 %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4">60 à 99 ans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6 870</text:span></text:p>
              </table:table-cell>
              <table:table-cell>
                <text:p text:style-name="P3"><text:span text:style-name="T4">17.28 %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" draw:text-style-name="P12" xml:id="id7" draw:id="id7" draw:layer="layout" svg:width="18.649cm" svg:height="9.699cm" svg:x="5.15cm" svg:y="8.3cm">
          <draw:image xlink:href="../pictures/age_distribution.png" xlink:type="simple" xlink:show="embed" xlink:actuate="onLoad">
            <text:p/>
          </draw:image>
        </draw:frame>
        <draw:frame draw:style-name="gr8" draw:text-style-name="P12" xml:id="id10" draw:id="id10" draw:layer="layout" svg:width="11.999cm" svg:height="12.099cm" svg:x="8.85cm" svg:y="8.3cm">
          <draw:image xlink:href="../pictures/cat_age.png" xlink:type="simple" xlink:show="embed" xlink:actuate="onLoad">
            <text:p/>
          </draw:image>
        </draw:frame>
        <draw:frame presentation:style-name="pr1" draw:text-style-name="P1" draw:layer="layout" svg:width="24.929cm" svg:height="2.379cm" svg:x="2.387cm" svg:y="0.824cm" presentation:class="title" presentation:user-transformed="true">
          <draw:text-box>
            <text:p><text:span text:style-name="T1">Projet 4 - Analysez les ventes de votre entreprise</text:span></text:p>
          </draw:text-box>
        </draw:frame>
        <draw:frame presentation:style-name="pr2" draw:text-style-name="P10" draw:layer="layout" svg:width="24.929cm" svg:height="2.155cm" svg:x="2.387cm" svg:y="3.203cm">
          <draw:text-box>
            <text:p><text:span text:style-name="T6">2</text:span><text:span text:style-name="T7">ème</text:span><text:span text:style-name="T6"> Partie – Visualisation des données</text:span></text:p>
          </draw:text-box>
        </draw:frame>
        <draw:frame presentation:style-name="pr2" draw:text-style-name="P6" draw:layer="layout" svg:width="26cm" svg:height="2.155cm" svg:x="1.8cm" svg:y="5.448cm">
          <draw:text-box>
            <text:p text:style-name="P5"><text:span text:style-name="T5">L’age</text:span></text:p>
          </draw:text-box>
        </draw:frame>
        <draw:frame draw:style-name="gr9" draw:text-style-name="P8" draw:layer="layout" svg:width="26.2cm" svg:height="1.673cm" svg:x="1.8cm" svg:y="17.24cm">
          <draw:text-box>
            <text:list text:style-name="L3">
              <text:list-item>
                <text:p xml:id="id8" text:id="id8" text:style-name="P7">Nous avons un grand nombre de transactions pour les personnes nées en 1980. Nous avons découvert qu’il existait 4 gros clients, qui seront abordés par la suite. <text:s text:c="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2" draw:text-style-name="P6" draw:layer="layout" svg:width="26cm" svg:height="2.155cm" svg:x="1.4cm" svg:y="6.4cm">
          <draw:text-box>
            <text:p text:style-name="P11"><text:span text:style-name="T5"><text:s/></text:span></text:p>
          </draw:text-box>
        </draw:frame>
        <draw:frame draw:style-name="gr10" draw:text-style-name="P12" xml:id="id11" draw:id="id11" draw:layer="layout" svg:width="26.258cm" svg:height="10cm" svg:x="1.72cm" svg:y="8.3cm">
          <draw:image xlink:href="../pictures/prix_distribution.png" xlink:type="simple" xlink:show="embed" xlink:actuate="onLoad">
            <text:p/>
          </draw:image>
        </draw:frame>
        <draw:frame draw:style-name="gr11" draw:text-style-name="P12" xml:id="id14" draw:id="id14" draw:layer="layout" svg:width="22.206cm" svg:height="11.699cm" svg:x="3.75cm" svg:y="8.3cm">
          <draw:image xlink:href="../pictures/cat_price.png" xlink:type="simple" xlink:show="embed" xlink:actuate="onLoad">
            <text:p/>
          </draw:image>
        </draw:frame>
        <draw:frame draw:style-name="standard" xml:id="id13" draw:id="id13" draw:layer="layout" svg:width="26.199cm" svg:height="7.998cm" svg:x="1.75cm" svg:y="8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Prix</text:span></text:p>
              </table:table-cell>
              <table:table-cell>
                <text:p text:style-name="P3"><text:span text:style-name="T4">Catégorie</text:span></text:p>
              </table:table-cell>
              <table:table-cell>
                <text:p text:style-name="P3"><text:span text:style-name="T4">Nombre</text:span></text:p>
              </table:table-cell>
              <table:table-cell>
                <text:p text:style-name="P3"><text:span text:style-name="T4">Pourcentage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0 à 4,99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33 056</text:span></text:p>
              </table:table-cell>
              <table:table-cell>
                <text:p text:style-name="P3"><text:span text:style-name="T4">10,66 %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5 à 19,99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209 903</text:span></text:p>
              </table:table-cell>
              <table:table-cell>
                <text:p text:style-name="P3"><text:span text:style-name="T4">67,69 %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4">20 à 300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67 131</text:span></text:p>
              </table:table-cell>
              <table:table-cell>
                <text:p text:style-name="P3"><text:span text:style-name="T4">21,65 %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1" draw:text-style-name="P1" draw:layer="layout" svg:width="24.929cm" svg:height="2.379cm" svg:x="2.388cm" svg:y="0.824cm" presentation:class="title" presentation:user-transformed="true">
          <draw:text-box>
            <text:p><text:span text:style-name="T1">Projet 4 - Analysez les ventes de votre entreprise</text:span></text:p>
          </draw:text-box>
        </draw:frame>
        <draw:frame presentation:style-name="pr2" draw:text-style-name="P10" draw:layer="layout" svg:width="24.929cm" svg:height="2.155cm" svg:x="2.388cm" svg:y="3.203cm">
          <draw:text-box>
            <text:p><text:span text:style-name="T6">2</text:span><text:span text:style-name="T7">ème</text:span><text:span text:style-name="T6"> Partie – Visualisation des données</text:span></text:p>
          </draw:text-box>
        </draw:frame>
        <draw:frame presentation:style-name="pr2" draw:text-style-name="P6" draw:layer="layout" svg:width="26cm" svg:height="2.155cm" svg:x="1.8cm" svg:y="5.449cm">
          <draw:text-box>
            <text:p text:style-name="P5"><text:span text:style-name="T5">Les prix</text:span></text:p>
          </draw:text-box>
        </draw:frame>
        <draw:frame draw:style-name="gr12" draw:text-style-name="P8" draw:layer="layout" svg:width="26.2cm" svg:height="1.673cm" svg:x="1.8cm" svg:y="17.241cm">
          <draw:text-box>
            <text:list text:style-name="L3">
              <text:list-item>
                <text:p xml:id="id12" text:id="id12" text:style-name="P7">Nous avons créer 3 catégories de prix en fonction des volumes de transactions. <text:s text:c="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standard" xml:id="id16" draw:id="id16" draw:layer="layout" svg:width="26.199cm" svg:height="7.998cm" svg:x="1.75cm" svg:y="8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Type de livres</text:span></text:p>
              </table:table-cell>
              <table:table-cell>
                <text:p text:style-name="P3"><text:span text:style-name="T4">Catégorie</text:span></text:p>
              </table:table-cell>
              <table:table-cell>
                <text:p text:style-name="P3"><text:span text:style-name="T4">Nombre</text:span></text:p>
              </table:table-cell>
              <table:table-cell>
                <text:p text:style-name="P3"><text:span text:style-name="T4">Pourcentage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Livre de poche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187 017</text:span></text:p>
              </table:table-cell>
              <table:table-cell>
                <text:p text:style-name="P3"><text:span text:style-name="T4">60,31 %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Grand Format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06 768</text:span></text:p>
              </table:table-cell>
              <table:table-cell>
                <text:p text:style-name="P3"><text:span text:style-name="T4">34,43 %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4">Livre Encyclopédie 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16 305</text:span></text:p>
              </table:table-cell>
              <table:table-cell>
                <text:p text:style-name="P3"><text:span text:style-name="T4">05,26 %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3" draw:text-style-name="P12" xml:id="id19" draw:id="id19" draw:layer="layout" svg:width="23.82cm" svg:height="11.91cm" svg:x="2.94cm" svg:y="8.3cm">
          <draw:image xlink:href="../pictures/categ_distribution.png" xlink:type="simple" xlink:show="embed" xlink:actuate="onLoad">
            <text:p/>
          </draw:image>
        </draw:frame>
        <draw:frame draw:style-name="gr13" draw:text-style-name="P12" xml:id="id18" draw:id="id18" draw:layer="layout" svg:width="23.816cm" svg:height="11.907cm" svg:x="2.94cm" svg:y="8.3cm">
          <draw:image xlink:href="../pictures/categ_moustache.png" xlink:type="simple" xlink:show="embed" xlink:actuate="onLoad">
            <text:p/>
          </draw:image>
        </draw:frame>
        <draw:frame presentation:style-name="pr1" draw:text-style-name="P1" draw:layer="layout" svg:width="24.929cm" svg:height="2.379cm" svg:x="2.389cm" svg:y="0.824cm" presentation:class="title" presentation:user-transformed="true">
          <draw:text-box>
            <text:p><text:span text:style-name="T1">Projet 4 - Analysez les ventes de votre entreprise</text:span></text:p>
          </draw:text-box>
        </draw:frame>
        <draw:frame presentation:style-name="pr2" draw:text-style-name="P10" draw:layer="layout" svg:width="24.929cm" svg:height="2.155cm" svg:x="2.389cm" svg:y="3.203cm">
          <draw:text-box>
            <text:p><text:span text:style-name="T6">2</text:span><text:span text:style-name="T7">ème</text:span><text:span text:style-name="T6"> Partie – Visualisation des données</text:span></text:p>
          </draw:text-box>
        </draw:frame>
        <draw:frame presentation:style-name="pr2" draw:text-style-name="P6" draw:layer="layout" svg:width="26cm" svg:height="2.155cm" svg:x="1.8cm" svg:y="5.45cm">
          <draw:text-box>
            <text:p text:style-name="P5"><text:span text:style-name="T5">Les catégories de livres</text:span></text:p>
          </draw:text-box>
        </draw:frame>
        <draw:frame draw:style-name="gr14" draw:text-style-name="P8" draw:layer="layout" svg:width="26.2cm" svg:height="1.673cm" svg:x="1.8cm" svg:y="17.242cm">
          <draw:text-box>
            <text:list text:style-name="L3">
              <text:list-item>
                <text:p xml:id="id17" text:id="id17" text:style-name="P7">Nous avons 3 Catégories de Livres réparties selon leur prix en fonction d’un format supposée : Livre de poche, Livre Grand Format et Livre type encyclopédie</text:p>
              </text:list-item>
            </text:list>
          </draw:text-box>
        </draw:frame>
        <draw:frame draw:style-name="gr15" draw:text-style-name="P12" xml:id="id15" draw:id="id15" draw:layer="layout" svg:width="26.602cm" svg:height="11.699cm" svg:x="1.55cm" svg:y="8.3cm">
          <draw:image xlink:href="../pictures/categ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standard" xml:id="id20" draw:id="id20" draw:layer="layout" svg:width="26.2cm" svg:height="8.004cm" svg:x="1.75cm" svg:y="8.3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1">
              <table:table-cell>
                <text:p text:style-name="P3"><text:span text:style-name="T4">Clients</text:span></text:p>
              </table:table-cell>
              <table:table-cell>
                <text:p text:style-name="P3"><text:span text:style-name="T4">Age</text:span></text:p>
              </table:table-cell>
              <table:table-cell>
                <text:p text:style-name="P3"><text:span text:style-name="T4">Montant Total</text:span></text:p>
              </table:table-cell>
              <table:table-cell>
                <text:p text:style-name="P3"><text:span text:style-name="T4">Transactions</text:span></text:p>
              </table:table-cell>
              <table:table-cell>
                <text:p text:style-name="P3"><text:span text:style-name="T4">Prix Livre Moyen</text:span></text:p>
              </table:table-cell>
            </table:table-row>
            <table:table-row table:style-name="ro4" table:default-cell-style-name="ce1">
              <table:table-cell table:style-name="ce2">
                <text:p text:style-name="P4"><text:span text:style-name="T4">c_1609</text:span></text:p>
              </table:table-cell>
              <table:table-cell>
                <text:p text:style-name="P3"><text:span text:style-name="T4">41 ans</text:span></text:p>
              </table:table-cell>
              <table:table-cell>
                <text:p text:style-name="P3">148351.06</text:p>
              </table:table-cell>
              <table:table-cell>
                <text:p text:style-name="P3"><text:span text:style-name="T4">11 641</text:span></text:p>
              </table:table-cell>
              <table:table-cell>
                <text:p text:style-name="P3"><text:span text:style-name="T4">12,74</text:span></text:p>
              </table:table-cell>
            </table:table-row>
            <table:table-row table:style-name="ro4" table:default-cell-style-name="ce1">
              <table:table-cell table:style-name="ce2">
                <text:p text:style-name="P4">c_6714</text:p>
              </table:table-cell>
              <table:table-cell>
                <text:p text:style-name="P3">53 ans</text:p>
              </table:table-cell>
              <table:table-cell>
                <text:p text:style-name="P3">68427.43</text:p>
              </table:table-cell>
              <table:table-cell>
                <text:p text:style-name="P3">4 116</text:p>
              </table:table-cell>
              <table:table-cell>
                <text:p text:style-name="P3">16,63</text:p>
              </table:table-cell>
            </table:table-row>
            <table:table-row table:style-name="ro4" table:default-cell-style-name="ce1">
              <table:table-cell table:style-name="ce2">
                <text:p text:style-name="P4"><text:span text:style-name="T4">c_3454</text:span></text:p>
              </table:table-cell>
              <table:table-cell>
                <text:p text:style-name="P3"><text:span text:style-name="T4">52 ans</text:span></text:p>
              </table:table-cell>
              <table:table-cell>
                <text:p text:style-name="P3">52016.33</text:p>
              </table:table-cell>
              <table:table-cell>
                <text:p text:style-name="P3"><text:span text:style-name="T4">3 095</text:span></text:p>
              </table:table-cell>
              <table:table-cell>
                <text:p text:style-name="P3"><text:span text:style-name="T4">16,81</text:span></text:p>
              </table:table-cell>
            </table:table-row>
            <table:table-row table:style-name="ro5" table:default-cell-style-name="ce1">
              <table:table-cell table:style-name="ce2">
                <text:p text:style-name="P4"><text:span text:style-name="T4">c_4958 </text:span></text:p>
              </table:table-cell>
              <table:table-cell>
                <text:p text:style-name="P3"><text:span text:style-name="T4">22 ans</text:span></text:p>
              </table:table-cell>
              <table:table-cell>
                <text:p text:style-name="P3">135919.10</text:p>
              </table:table-cell>
              <table:table-cell>
                <text:p text:style-name="P3"><text:span text:style-name="T4">2 433</text:span></text:p>
              </table:table-cell>
              <table:table-cell table:style-name="ce5">
                <text:p text:style-name="P13"><text:span text:style-name="T8">55,87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1" draw:text-style-name="P1" draw:layer="layout" svg:width="24.929cm" svg:height="2.379cm" svg:x="2.389cm" svg:y="0.824cm" presentation:class="title" presentation:user-transformed="true">
          <draw:text-box>
            <text:p><text:span text:style-name="T1">Projet 4 - Analysez les ventes de votre entreprise</text:span></text:p>
          </draw:text-box>
        </draw:frame>
        <draw:frame presentation:style-name="pr2" draw:text-style-name="P10" draw:layer="layout" svg:width="24.929cm" svg:height="2.155cm" svg:x="2.389cm" svg:y="3.203cm">
          <draw:text-box>
            <text:p><text:span text:style-name="T6">2</text:span><text:span text:style-name="T7">ème</text:span><text:span text:style-name="T6"> Partie – Visualisation des données</text:span></text:p>
          </draw:text-box>
        </draw:frame>
        <draw:frame presentation:style-name="pr2" draw:text-style-name="P6" draw:layer="layout" svg:width="26cm" svg:height="2.155cm" svg:x="1.8cm" svg:y="5.448cm">
          <draw:text-box>
            <text:p text:style-name="P5"><text:span text:style-name="T5">Les Meilleurs Clients</text:span></text:p>
          </draw:text-box>
        </draw:frame>
        <draw:frame draw:style-name="gr16" draw:text-style-name="P8" draw:layer="layout" svg:width="26.2cm" svg:height="1.673cm" svg:x="1.8cm" svg:y="17.243cm">
          <draw:text-box>
            <text:list text:style-name="L3">
              <text:list-item>
                <text:p xml:id="id21" text:id="id21" text:style-name="P7">Nous avons 4 Gros Clients – 3 dans la tranche d’age 30-59 ans et 1 dans la tranche d’age des moins de 30 ans. Ils représentent 7,49 % des montants de transactions</text:p>
              </text:list-item>
            </text:list>
          </draw:text-box>
        </draw:frame>
        <draw:frame draw:style-name="gr17" draw:text-style-name="P3" xml:id="id22" draw:id="id22" draw:layer="layout" svg:width="26.2cm" svg:height="11.656cm" svg:x="1.75cm" svg:y="8.3cm">
          <draw:image xlink:href="../pictures/lorenz_gros_client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21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929cm" svg:height="3.172cm" svg:x="2.385cm" svg:y="1.757cm" presentation:class="title" presentation:placeholder="true">
        <draw:text-box/>
      </draw:frame>
      <draw:frame presentation:style-name="Standard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09:29:02.911565274</meta:creation-date>
    <meta:editing-duration>P2DT31M15S</meta:editing-duration>
    <meta:editing-cycles>21</meta:editing-cycles>
    <meta:generator>LibreOffice/6.0.7.3$Linux_X86_64 LibreOffice_project/00m0$Build-3</meta:generator>
    <dc:date>2020-06-22T23:12:18.011179715</dc:date>
    <meta:document-statistic meta:object-count="88"/>
  </office:meta>
</office:document-meta>
</file>